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25pt"/>
    </style:style>
    <style:style style:name="co2" style:family="table-column">
      <style:table-column-properties fo:break-before="auto" style:column-width="113.41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0.25pt"/>
    </style:style>
    <style:style style:name="co6" style:family="table-column">
      <style:table-column-properties fo:break-before="auto" style:column-width="84.3pt"/>
    </style:style>
    <style:style style:name="co7" style:family="table-column">
      <style:table-column-properties fo:break-before="auto" style:column-width="92.49pt"/>
    </style:style>
    <style:style style:name="co8" style:family="table-column">
      <style:table-column-properties fo:break-before="auto" style:column-width="165.66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Matematica I</text:p>
          </table:table-cell>
          <table:table-cell table:style-name="ce1" office:value-type="string" calcext:value-type="string">
            <text:p>Matematica II</text:p>
          </table:table-cell>
          <table:table-cell table:style-name="ce1" office:value-type="string" calcext:value-type="string">
            <text:p>Fisica I</text:p>
          </table:table-cell>
          <table:table-cell table:style-name="ce1" office:value-type="string" calcext:value-type="string">
            <text:p>2a</text:p>
          </table:table-cell>
          <table:table-cell table:style-name="ce1" office:value-type="string" calcext:value-type="string">
            <text:p>2b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rario</text:p>
          </table:table-cell>
          <table:table-cell table:style-name="ce1" office:value-type="string" calcext:value-type="string">
            <text:p>Varie</text:p>
          </table:table-cell>
          <table:table-cell table:style-name="ce1" table:number-columns-repeated="101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ausa a metà lezione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usa a metà lezione (martedì e mercoledì), uscire prima giovedì</text:p>
          </table:table-cell>
          <table:table-cell table:number-columns-repeated="1014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usa a metà lezione (martedì e mercoledì), uscire prima giovedì</text:p>
          </table:table-cell>
          <table:table-cell table:number-columns-repeated="1014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ausa a metà lezione</text:p>
          </table:table-cell>
          <table:table-cell table:number-columns-repeated="1014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Pausa a metà lezione (martedì e mercoledì), cominciare dopo giovedì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usa a metà lezione, uscire un quarto d’ora prima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usa a metà lezione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usa a metà lezione</text:p>
          </table:table-cell>
          <table:table-cell office:value-type="string" calcext:value-type="string">
            <text:p>Spiegare gli integrali doppi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usa a metà lezione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Un’ora e mezzo di seguito, cominciando in orario</text:p>
          </table:table-cell>
          <table:table-cell table:number-columns-repeated="1014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usa a metà lezione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9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’ora e mezzo di seguito, cominciando in orario</text:p>
          </table:table-cell>
          <table:table-cell office:value-type="string" calcext:value-type="string">
            <text:p>Chiede un corso diverso da quello degli anni passati</text:p>
          </table:table-cell>
          <table:table-cell table:number-columns-repeated="101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usa a metà lezione</text:p>
          </table:table-cell>
          <table:table-cell office:value-type="string" calcext:value-type="string">
            <text:p>Aula più grande</text:p>
          </table:table-cell>
          <table:table-cell table:number-columns-repeated="1013"/>
        </table:table-row>
        <table:table-row table:style-name="ro2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usa a metà lezione, cominciando un quarto d’ora dopo</text:p>
          </table:table-cell>
          <table:table-cell table:number-columns-repeated="1014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usa a metà lezione, cominciando un quarto d’ora dopo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string" calcext:value-type="string">
            <text:p>Mettere online un “diario” delle lezioni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usa a metà lezione, cominciando un quarto d’ora dopo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Preappello a Dicembre</text:p>
          </table:table-cell>
          <table:table-cell table:number-columns-repeated="101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la più grande e preappello a Dicembre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ausa a metà lezione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ausa a metà lezione</text:p>
          </table:table-cell>
          <table:table-cell table:number-columns-repeated="1014"/>
        </table:table-row>
        <table:table-row table:style-name="ro2"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Pausa a metà lezione</text:p>
          </table:table-cell>
          <table:table-cell table:number-columns-repeated="1014"/>
        </table:table-row>
        <table:table-row table:style-name="ro2">
          <table:table-cell table:number-columns-repeated="9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Pausa a metà lezione</text:p>
          </table:table-cell>
          <table:table-cell table:number-columns-repeated="1014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Pausa a metà lezione</text:p>
          </table:table-cell>
          <table:table-cell table:number-columns-repeated="1014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Pausa a metà lezione</text:p>
          </table:table-cell>
          <table:table-cell table:number-columns-repeated="1014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Pausa a metà lezione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Pausa a metà lezione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usa a metà lezione</text:p>
          </table:table-cell>
          <table:table-cell table:number-columns-repeated="1014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Un’ora e mezzo di seguito, cominciando in orario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string" calcext:value-type="string">
            <text:p>Ripasso differenziali</text:p>
          </table:table-cell>
          <table:table-cell table:number-columns-repeated="1013"/>
        </table:table-row>
        <table:table-row table:style-name="ro2"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Un’ora e mezzo di seguito, cominciando in orario</text:p>
          </table:table-cell>
          <table:table-cell office:value-type="string" calcext:value-type="string">
            <text:p>Ripasso equazioni differenziali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’ora e mezzo di seguito, cominciando in orario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ipasso equazioni differenziali, integrali doppi e tripli</text:p>
          </table:table-cell>
          <table:table-cell table:number-columns-repeated="1013"/>
        </table:table-row>
        <table:table-row table:style-name="ro2">
          <table:table-cell table:formula="of:=SUM([.A2:.A71])/ROWS([.A2:.A71])" office:value-type="float" office:value="0.9" calcext:value-type="float">
            <text:p>0.9</text:p>
          </table:table-cell>
          <table:table-cell table:formula="of:=SUM([.B2:.B71])/ROWS([.B2:.B71])" office:value-type="float" office:value="0.5" calcext:value-type="float">
            <text:p>0.5</text:p>
          </table:table-cell>
          <table:table-cell table:formula="of:=SUM([.C2:.C71])/ROWS([.C2:.C71])" office:value-type="float" office:value="0.528571428571429" calcext:value-type="float">
            <text:p>0.528571428571429</text:p>
          </table:table-cell>
          <table:table-cell table:formula="of:=SUM([.D2:.D71])/ROWS([.D2:.D71])" office:value-type="float" office:value="0.285714285714286" calcext:value-type="float">
            <text:p>0.285714285714286</text:p>
          </table:table-cell>
          <table:table-cell table:formula="of:=SUM([.E2:.E71])/ROWS([.E2:.E71])" office:value-type="float" office:value="0.585714285714286" calcext:value-type="float">
            <text:p>0.585714285714286</text:p>
          </table:table-cell>
          <table:table-cell table:formula="of:=SUM([.F2:.F71])/ROWS([.F2:.F71])" office:value-type="float" office:value="0.385714285714286" calcext:value-type="float">
            <text:p>0.385714285714286</text:p>
          </table:table-cell>
          <table:table-cell table:formula="of:=SUM([.G2:.G71])/ROWS([.G2:.G71])" office:value-type="float" office:value="0.571428571428571" calcext:value-type="float">
            <text:p>0.571428571428571</text:p>
          </table:table-cell>
          <table:table-cell table:formula="of:=SUM([.H2:.H71])/ROWS([.H2:.H71])" office:value-type="float" office:value="0.928571428571429" calcext:value-type="float">
            <text:p>0.928571428571429</text:p>
          </table:table-cell>
          <table:table-cell table:formula="of:=SUM([.I2:.I71])/ROWS([.I2:.I71])" office:value-type="float" office:value="0.742857142857143" calcext:value-type="float">
            <text:p>0.742857142857143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6">00/00/0000</text:date>, <text:time style:data-style-name="N2" text:time-value="10:03:44.8876283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6.2$Linux_X86_64 LibreOffice_project/00m0$Build-2</meta:generator>
    <dc:date>2018-09-26T10:06:18.581939614</dc:date>
    <meta:editing-duration>PT42M54S</meta:editing-duration>
    <meta:editing-cycles>70</meta:editing-cycles>
    <dc:creator>Lorenzo Rovigatti</dc:creator>
    <meta:document-statistic meta:table-count="1" meta:cell-count="687" meta:object-count="0"/>
  </office:meta>
</office:document-meta>
</file>